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questions to answer: </text:p>
      <text:p text:style-name="Standard">any relationship between variables? </text:p>
      <text:p text:style-name="Standard">How strong is the relationship?</text:p>
      <text:p text:style-name="Standard">Which variable contributes the most?</text:p>
      <text:p text:style-name="Standard">How accurately can we estimate the effect of each variable?</text:p>
      <text:p text:style-name="Standard">How accurately can we predict the target?</text:p>
      <text:p text:style-name="Standard">Is the relationship linear?</text:p>
      <text:p text:style-name="Standard">Is there an interaction effect?</text:p>
      <text:p text:style-name="Standard"/>
      <text:p text:style-name="Standard"/>
      <text:p text:style-name="Standard"><text:span text:style-name="T1">is the coefficient relevant to predict target?</text:span></text:p>
      <text:p text:style-name="Standard">P- value : only one feature to predict target </text:p>
      <text:p text:style-name="Standard">P-value . it quantifies statistical significance and tells whether null hypothesis to be rejected or not.</text:p>
      <text:p text:style-name="Standard">Hypothesis: some correlation between feature and target so the null hypo is no correlation. </text:p>
      <text:p text:style-name="Standard">p-value for each coefficient will tell if feature is statistically significant to predict target. </text:p>
      <text:p text:style-name="Standard"/>
      <text:p text:style-name="Standard"><text:span text:style-name="T1">Multiple linear regression:</text:span> coefficient: </text:p>
      <text:p text:style-name="Standard">F-Statistic is calculated on whole model. if strong relationship then F will be much larger than 1 otherwise close to 1. </text:p>
      <text:p text:style-name="Standard"/>
      <text:p text:style-name="Standard"/>
      <text:p text:style-name="Standard">assess accuracy of model: </text:p>
      <text:p text:style-name="Standard">RSE = residual standard error</text:p>
      <text:p text:style-name="Standard">R 2 = r squared </text:p>
      <text:p text:style-name="Standard">MSE = mean squared erro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0S</meta:editing-duration>
    <meta:editing-cycles>3</meta:editing-cycles>
    <meta:generator>OpenOffice/4.1.7$Win32 OpenOffice.org_project/417m1$Build-9800</meta:generator>
    <dc:date>2023-10-03T16:37:25.25</dc:date>
    <meta:document-statistic meta:table-count="0" meta:image-count="0" meta:object-count="0" meta:page-count="1" meta:paragraph-count="19" meta:word-count="147" meta:character-count="927"/>
    <meta:user-defined meta:name="Info 1"/>
    <meta:user-defined meta:name="Info 2"/>
    <meta:user-defined meta:name="Info 3"/>
    <meta:user-defined meta:name="Info 4"/>
  </office:meta>
</office:document-meta>
</file>